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style:text-underline-style="none" fo:font-weight="normal" officeooo:rsid="00178f51" officeooo:paragraph-rsid="00178f51"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9bc75" officeooo:paragraph-rsid="0019bc75"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a436b" officeooo:paragraph-rsid="001a436b"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1c25d0" officeooo:paragraph-rsid="001c25d0"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1c286a" officeooo:paragraph-rsid="001c286a"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1ec6ce" officeooo:paragraph-rsid="001ec6ce"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200d8d" officeooo:paragraph-rsid="00200d8d" style:font-size-asian="11.3500003814697pt" style:font-weight-asian="normal" style:font-size-complex="13pt" style:font-weight-complex="normal"/>
    </style:style>
    <style:style style:name="P8" style:family="paragraph" style:parent-style-name="Standard">
      <style:text-properties fo:font-size="13pt" style:text-underline-style="none" fo:font-weight="normal" officeooo:rsid="00215334" officeooo:paragraph-rsid="00215334" style:font-size-asian="11.3500003814697pt" style:font-weight-asian="normal" style:font-size-complex="13pt" style:font-weight-complex="normal"/>
    </style:style>
    <style:style style:name="P9" style:family="paragraph" style:parent-style-name="Standard">
      <style:text-properties fo:font-size="13pt" style:text-underline-style="none" fo:font-weight="normal" officeooo:rsid="00215334" officeooo:paragraph-rsid="00232562" style:font-size-asian="11.3500003814697pt" style:font-weight-asian="normal" style:font-size-complex="13pt" style:font-weight-complex="normal"/>
    </style:style>
    <style:style style:name="P10" style:family="paragraph" style:parent-style-name="Standard">
      <style:text-properties fo:font-size="13pt" style:text-underline-style="none" fo:font-weight="normal" officeooo:rsid="00232562" officeooo:paragraph-rsid="00232562" style:font-size-asian="11.3500003814697pt" style:font-weight-asian="normal" style:font-size-complex="13pt" style:font-weight-complex="normal"/>
    </style:style>
    <style:style style:name="P11" style:family="paragraph" style:parent-style-name="Standard">
      <style:text-properties fo:font-size="13pt" style:text-underline-style="none" fo:font-weight="normal" officeooo:rsid="00241271" officeooo:paragraph-rsid="00241271" style:font-size-asian="11.3500003814697pt" style:font-weight-asian="normal" style:font-size-complex="13pt" style:font-weight-complex="normal"/>
    </style:style>
    <style:style style:name="P12" style:family="paragraph" style:parent-style-name="Standard">
      <style:text-properties fo:font-size="13pt" style:text-underline-style="none" fo:font-weight="normal" officeooo:rsid="00255737" officeooo:paragraph-rsid="00255737" style:font-size-asian="11.3500003814697pt" style:font-weight-asian="normal" style:font-size-complex="13pt" style:font-weight-complex="normal"/>
    </style:style>
    <style:style style:name="P13" style:family="paragraph" style:parent-style-name="Standard">
      <style:text-properties fo:font-size="13pt" style:text-underline-style="none" fo:font-weight="normal" officeooo:rsid="0026bcff" officeooo:paragraph-rsid="0026bcff" style:font-size-asian="11.3500003814697pt" style:font-weight-asian="normal" style:font-size-complex="13pt" style:font-weight-complex="normal"/>
    </style:style>
    <style:style style:name="T1" style:family="text">
      <style:text-properties fo:font-size="20pt" style:text-underline-style="solid" style:text-underline-width="auto" style:text-underline-color="font-color" fo:font-weight="bold" officeooo:rsid="00178f51" style:font-size-asian="17.5pt" style:font-weight-asian="bold" style:font-size-complex="20pt" style:font-weight-complex="bold"/>
    </style:style>
    <style:style style:name="T2" style:family="text">
      <style:text-properties fo:font-size="20pt" style:text-underline-style="none" fo:font-weight="bold" style:font-size-asian="17.5pt" style:font-weight-asian="bold" style:font-size-complex="20pt" style:font-weight-complex="bold"/>
    </style:style>
    <style:style style:name="T3" style:family="text">
      <style:text-properties officeooo:rsid="002325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span text:style-name="T2"><text:tab/><text:tab/><text:tab/></text:span><text:span text:style-name="T1">Rest Template</text:span></text:p>
      <text:p text:style-name="P1">Morning :</text:p>
      <text:p text:style-name="P1">------------</text:p>
      <text:p text:style-name="P1"/>
      <text:p text:style-name="P2">Rest Template is something we use for sending requests from one service to another service.</text:p>
      <text:p text:style-name="P2"/>
      <text:p text:style-name="P3">Logging :</text:p>
      <text:p text:style-name="P3"/>
      <text:p text:style-name="P3">From now we should not use system.out/println(), as it’s slow ad reduces performance.</text:p>
      <text:p text:style-name="P3"/>
      <text:p text:style-name="P4">CPU <text:tab/><text:tab/>Cashe<text:tab/><text:tab/>Ram <text:tab/><text:tab/>Disk</text:p>
      <text:p text:style-name="P4"/>
      <text:p text:style-name="P4">When ever CPU is getting data from disck, it’s loosing performances and consoles means hitting the disk.</text:p>
      <text:p text:style-name="P4"/>
      <text:p text:style-name="P5">But we need Something, like println so that we can debugg.</text:p>
      <text:p text:style-name="P5"/>
      <text:p text:style-name="P6">In Development time we want maximum logging and in production time we need minimum logging, but if we use println inj development and after successfull testing, we can’t simpley remove every where right??</text:p>
      <text:p text:style-name="P6"/>
      <text:p text:style-name="P7">So, we use logging library,</text:p>
      <text:p text:style-name="P7"><text:tab/>It won’t help in making logs faster, but it helps in customization i.e in development it uses maximum logging and in production uses minimum logging. Hence ensures a better performance in production.</text:p>
      <text:p text:style-name="P7"/>
      <text:p text:style-name="P8">In genral there are levels for these logging libraries.</text:p>
      <text:p text:style-name="P8"><text:tab/><text:span text:style-name="T3">Some of the </text:span>Levels :</text:p>
      <text:p text:style-name="P9"><text:tab/><text:tab/>Debugging – 1 <text:s/><text:tab/><text:span text:style-name="T3">Logging at a place <text:s/>-- debug</text:span></text:p>
      <text:p text:style-name="P9"><text:tab/><text:tab/>info <text:tab/> <text:s text:c="8"/>- 2<text:tab/><text:span text:style-name="T3">Logging at a place <text:s/>-- info</text:span></text:p>
      <text:p text:style-name="P9"><text:tab/><text:tab/>error <text:tab/> <text:s text:c="8"/>- 3<text:tab/><text:span text:style-name="T3">Logging at a place <text:s/>-- error</text:span></text:p>
      <text:p text:style-name="P9"/>
      <text:p text:style-name="P10">In development if we set our application with log level 1 it’ll log all debug, info and error logs.</text:p>
      <text:p text:style-name="P10">In development if we sat our application with log level 2 it’ll log only info and error</text:p>
      <text:p text:style-name="P10">In development if we set our application with log level 3 it’ll log only error logs</text:p>
      <text:p text:style-name="P8"><text:tab/></text:p>
      <text:p text:style-name="P11">By this we can reduce it’s usage in production and increase in develoipment.</text:p>
      <text:p text:style-name="P11"/>
      <text:p text:style-name="P12">As we know springboot is an opinated libraary, we It’ll use logback library</text:p>
      <text:p text:style-name="P12"/>
      <text:p text:style-name="P13">Some of the various logging libraries are log4j, logback etc.</text:p>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9:57:16.860801037</meta:creation-date>
    <meta:generator>LibreOffice/7.3.7.2$Linux_X86_64 LibreOffice_project/30$Build-2</meta:generator>
    <dc:date>2022-12-15T11:38:12.968408507</dc:date>
    <meta:editing-duration>PT1H40M49S</meta:editing-duration>
    <meta:editing-cycles>13</meta:editing-cycles>
    <meta:document-statistic meta:table-count="0" meta:image-count="0" meta:object-count="0" meta:page-count="1" meta:paragraph-count="24" meta:word-count="265" meta:character-count="1542" meta:non-whitespace-character-count="1255"/>
  </office:meta>
</office:document-meta>
</file>